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.946cm"/>
    </style:style>
    <style:style style:name="Table1.C" style:family="table-column">
      <style:table-column-properties style:column-width="5.42cm"/>
    </style:style>
    <style:style style:name="Table1.D" style:family="table-column">
      <style:table-column-properties style:column-width="6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3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4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5" style:family="paragraph" style:parent-style-name="Standard">
      <style:text-properties officeooo:rsid="00008c32" officeooo:paragraph-rsid="00008c32"/>
    </style:style>
    <style:style style:name="P6" style:family="paragraph" style:parent-style-name="Standard">
      <style:text-properties officeooo:rsid="00008c32" officeooo:paragraph-rsid="0009b5a7"/>
    </style:style>
    <style:style style:name="P7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8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9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0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1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2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13" style:family="paragraph" style:parent-style-name="Standard">
      <style:text-properties style:text-line-through-style="solid" style:text-line-through-type="single" officeooo:rsid="0072ed24" officeooo:paragraph-rsid="0072ed24" fo:background-color="transparent"/>
    </style:style>
    <style:style style:name="P14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15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16" style:family="paragraph" style:parent-style-name="Standard">
      <style:text-properties style:text-line-through-style="solid" style:text-line-through-type="single" officeooo:rsid="001dd29c" officeooo:paragraph-rsid="001dd29c"/>
    </style:style>
    <style:style style:name="P17" style:family="paragraph" style:parent-style-name="Standard">
      <style:text-properties officeooo:rsid="001dd29c" officeooo:paragraph-rsid="001dd29c"/>
    </style:style>
    <style:style style:name="P18" style:family="paragraph" style:parent-style-name="Standard">
      <style:text-properties officeooo:rsid="0029cfa9" officeooo:paragraph-rsid="0029cfa9"/>
    </style:style>
    <style:style style:name="P19" style:family="paragraph" style:parent-style-name="Standard">
      <style:text-properties officeooo:rsid="002cdebc" officeooo:paragraph-rsid="002cdebc"/>
    </style:style>
    <style:style style:name="P20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1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2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3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4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26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27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28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29" style:family="paragraph" style:parent-style-name="Text_20_body">
      <style:text-properties officeooo:rsid="001944f8" officeooo:paragraph-rsid="00220511"/>
    </style:style>
    <style:style style:name="P30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1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2" style:family="paragraph" style:parent-style-name="Text_20_body">
      <style:text-properties officeooo:rsid="002eac35" officeooo:paragraph-rsid="002eac35"/>
    </style:style>
    <style:style style:name="P33" style:family="paragraph" style:parent-style-name="Text_20_body">
      <style:text-properties officeooo:rsid="0034d4fd" officeooo:paragraph-rsid="0034d4fd"/>
    </style:style>
    <style:style style:name="P34" style:family="paragraph" style:parent-style-name="Text_20_body">
      <style:text-properties officeooo:rsid="00386c71" officeooo:paragraph-rsid="00386c71"/>
    </style:style>
    <style:style style:name="P35" style:family="paragraph" style:parent-style-name="Text_20_body">
      <style:text-properties officeooo:rsid="003d3398" officeooo:paragraph-rsid="003d3398"/>
    </style:style>
    <style:style style:name="P36" style:family="paragraph" style:parent-style-name="Text_20_body">
      <style:text-properties officeooo:rsid="0043097e" officeooo:paragraph-rsid="0043097e"/>
    </style:style>
    <style:style style:name="P37" style:family="paragraph" style:parent-style-name="Text_20_body">
      <style:text-properties officeooo:rsid="0043097e" officeooo:paragraph-rsid="004eceba"/>
    </style:style>
    <style:style style:name="P38" style:family="paragraph" style:parent-style-name="Text_20_body">
      <style:text-properties officeooo:rsid="0043097e" officeooo:paragraph-rsid="004f8385"/>
    </style:style>
    <style:style style:name="P39" style:family="paragraph" style:parent-style-name="Text_20_body">
      <style:text-properties officeooo:rsid="00463660" officeooo:paragraph-rsid="00463660"/>
    </style:style>
    <style:style style:name="P40" style:family="paragraph" style:parent-style-name="Text_20_body">
      <style:text-properties officeooo:rsid="0046e4c3" officeooo:paragraph-rsid="0046e4c3"/>
    </style:style>
    <style:style style:name="P41" style:family="paragraph" style:parent-style-name="Text_20_body">
      <style:text-properties officeooo:rsid="004eceba" officeooo:paragraph-rsid="004eceba"/>
    </style:style>
    <style:style style:name="P42" style:family="paragraph" style:parent-style-name="Text_20_body">
      <style:text-properties officeooo:rsid="004eceba" officeooo:paragraph-rsid="00554481"/>
    </style:style>
    <style:style style:name="P43" style:family="paragraph" style:parent-style-name="Text_20_body">
      <style:text-properties officeooo:rsid="004f8385" officeooo:paragraph-rsid="004f8385"/>
    </style:style>
    <style:style style:name="P44" style:family="paragraph" style:parent-style-name="Text_20_body">
      <style:text-properties officeooo:rsid="005285fb" officeooo:paragraph-rsid="005285fb"/>
    </style:style>
    <style:style style:name="P45" style:family="paragraph" style:parent-style-name="Text_20_body">
      <style:text-properties officeooo:rsid="0054358d" officeooo:paragraph-rsid="0054358d"/>
    </style:style>
    <style:style style:name="P46" style:family="paragraph" style:parent-style-name="Text_20_body">
      <style:text-properties officeooo:rsid="00554481" officeooo:paragraph-rsid="00554481"/>
    </style:style>
    <style:style style:name="P47" style:family="paragraph" style:parent-style-name="Text_20_body">
      <style:text-properties officeooo:rsid="0055f360" officeooo:paragraph-rsid="0055f360"/>
    </style:style>
    <style:style style:name="P48" style:family="paragraph" style:parent-style-name="Text_20_body">
      <style:text-properties officeooo:rsid="0057b064" officeooo:paragraph-rsid="0057b064"/>
    </style:style>
    <style:style style:name="P49" style:family="paragraph" style:parent-style-name="Text_20_body">
      <style:text-properties officeooo:rsid="00581051" officeooo:paragraph-rsid="00581051"/>
    </style:style>
    <style:style style:name="P50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1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2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3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54" style:family="paragraph" style:parent-style-name="Text_20_body">
      <style:text-properties officeooo:rsid="005de757" officeooo:paragraph-rsid="005de757"/>
    </style:style>
    <style:style style:name="P55" style:family="paragraph" style:parent-style-name="Text_20_body">
      <style:text-properties officeooo:rsid="005fbd41" officeooo:paragraph-rsid="005fbd41"/>
    </style:style>
    <style:style style:name="P56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57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58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59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0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1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62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63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4" style:family="paragraph" style:parent-style-name="Text_20_body">
      <style:text-properties officeooo:rsid="0067410f" officeooo:paragraph-rsid="0067410f"/>
    </style:style>
    <style:style style:name="P65" style:family="paragraph" style:parent-style-name="Text_20_body">
      <style:text-properties officeooo:rsid="004d7e39" officeooo:paragraph-rsid="004d7e39"/>
    </style:style>
    <style:style style:name="P66" style:family="paragraph" style:parent-style-name="Text_20_body">
      <style:text-properties officeooo:rsid="00685818" officeooo:paragraph-rsid="00685818"/>
    </style:style>
    <style:style style:name="P67" style:family="paragraph" style:parent-style-name="Text_20_body">
      <style:text-properties officeooo:rsid="006c8cbd" officeooo:paragraph-rsid="006c8cbd"/>
    </style:style>
    <style:style style:name="P68" style:family="paragraph" style:parent-style-name="Text_20_body">
      <style:text-properties officeooo:paragraph-rsid="007553ce"/>
    </style:style>
    <style:style style:name="P69" style:family="paragraph" style:parent-style-name="Text_20_body">
      <style:text-properties officeooo:rsid="00785f95" officeooo:paragraph-rsid="00785f95"/>
    </style:style>
    <style:style style:name="P70" style:family="paragraph" style:parent-style-name="Text_20_body">
      <style:text-properties officeooo:rsid="007870ff" officeooo:paragraph-rsid="007870ff"/>
    </style:style>
    <style:style style:name="P71" style:family="paragraph" style:parent-style-name="Text_20_body">
      <style:text-properties officeooo:rsid="0079bf75" officeooo:paragraph-rsid="007ba8aa"/>
    </style:style>
    <style:style style:name="P72" style:family="paragraph" style:parent-style-name="Text_20_body">
      <style:text-properties officeooo:rsid="007ba8aa" officeooo:paragraph-rsid="007ba8aa"/>
    </style:style>
    <style:style style:name="P73" style:family="paragraph" style:parent-style-name="Text_20_body">
      <style:text-properties officeooo:rsid="007d5aeb" officeooo:paragraph-rsid="007d5aeb"/>
    </style:style>
    <style:style style:name="P74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75" style:family="paragraph" style:parent-style-name="Standard">
      <style:text-properties style:text-line-through-style="solid" style:text-line-through-type="single" officeooo:rsid="00439a11" officeooo:paragraph-rsid="00439a11" fo:background-color="transparent"/>
    </style:style>
    <style:style style:name="P76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77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78" style:family="paragraph" style:parent-style-name="Standard">
      <style:text-properties fo:font-style="italic" fo:font-weight="bold" officeooo:rsid="009cfb4c" officeooo:paragraph-rsid="009cfb4c" style:font-style-asian="italic" style:font-weight-asian="bold" style:font-style-complex="italic" style:font-weight-complex="bold"/>
    </style:style>
    <style:style style:name="P79" style:family="paragraph" style:parent-style-name="Standard">
      <style:text-properties fo:font-style="italic" fo:font-weight="normal" officeooo:rsid="000ed0ca" officeooo:paragraph-rsid="000a2159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officeooo:rsid="00008c32" officeooo:paragraph-rsid="00008c32"/>
    </style:style>
    <style:style style:name="P81" style:family="paragraph" style:parent-style-name="Text_20_body" style:list-style-name="L2">
      <style:text-properties officeooo:rsid="00120d45" officeooo:paragraph-rsid="00120d45"/>
    </style:style>
    <style:style style:name="P82" style:family="paragraph" style:parent-style-name="Text_20_body" style:list-style-name="L2">
      <style:text-properties officeooo:rsid="00120d45" officeooo:paragraph-rsid="00174d46"/>
    </style:style>
    <style:style style:name="P83" style:family="paragraph" style:parent-style-name="Text_20_body" style:list-style-name="L2">
      <style:text-properties officeooo:rsid="00120d45" officeooo:paragraph-rsid="00218995"/>
    </style:style>
    <style:style style:name="P84" style:family="paragraph" style:parent-style-name="Text_20_body" style:list-style-name="L2">
      <style:text-properties officeooo:rsid="001944f8" officeooo:paragraph-rsid="00218995"/>
    </style:style>
    <style:style style:name="P85" style:family="paragraph" style:parent-style-name="Text_20_body" style:list-style-name="L2">
      <style:text-properties officeooo:rsid="001944f8" officeooo:paragraph-rsid="00220511"/>
    </style:style>
    <style:style style:name="P86" style:family="paragraph" style:parent-style-name="Text_20_body" style:list-style-name="L3">
      <style:text-properties officeooo:rsid="0068ff67" officeooo:paragraph-rsid="0068ff67"/>
    </style:style>
    <style:style style:name="P87" style:family="paragraph" style:parent-style-name="Heading_20_1">
      <style:text-properties officeooo:rsid="001072a8" officeooo:paragraph-rsid="001072a8"/>
    </style:style>
    <style:style style:name="P88" style:family="paragraph" style:parent-style-name="Heading_20_1">
      <style:text-properties officeooo:rsid="007553ce" officeooo:paragraph-rsid="007553ce"/>
    </style:style>
    <style:style style:name="P89" style:family="paragraph" style:parent-style-name="Heading_20_1">
      <style:text-properties officeooo:rsid="00463660" officeooo:paragraph-rsid="00463660"/>
    </style:style>
    <style:style style:name="P90" style:family="paragraph" style:parent-style-name="Heading_20_1">
      <style:text-properties officeooo:rsid="009cfb4c" officeooo:paragraph-rsid="009cfb4c"/>
    </style:style>
    <style:style style:name="P91" style:family="paragraph" style:parent-style-name="Heading_20_1">
      <style:text-properties officeooo:paragraph-rsid="002eac35"/>
    </style:style>
    <style:style style:name="P92" style:family="paragraph" style:parent-style-name="Heading_20_2">
      <style:text-properties officeooo:rsid="001072a8" officeooo:paragraph-rsid="001072a8"/>
    </style:style>
    <style:style style:name="P93" style:family="paragraph" style:parent-style-name="Heading_20_2">
      <style:text-properties officeooo:rsid="00143af2" officeooo:paragraph-rsid="00143af2"/>
    </style:style>
    <style:style style:name="P94" style:family="paragraph" style:parent-style-name="Heading_20_2">
      <style:text-properties officeooo:rsid="00247c71" officeooo:paragraph-rsid="00247c71"/>
    </style:style>
    <style:style style:name="P95" style:family="paragraph" style:parent-style-name="Heading_20_2">
      <style:text-properties officeooo:rsid="003d3398" officeooo:paragraph-rsid="003d3398"/>
    </style:style>
    <style:style style:name="P96" style:family="paragraph" style:parent-style-name="Heading_20_3">
      <style:text-properties officeooo:rsid="0043097e" officeooo:paragraph-rsid="0043097e"/>
    </style:style>
    <style:style style:name="P97" style:family="paragraph" style:parent-style-name="Table_20_Contents">
      <style:text-properties officeooo:rsid="009e131a" officeooo:paragraph-rsid="009e131a"/>
    </style:style>
    <style:style style:name="P98" style:family="paragraph" style:parent-style-name="Table_20_Contents">
      <style:text-properties fo:font-weight="bold" officeooo:rsid="009e131a" officeooo:paragraph-rsid="009e131a" style:font-weight-asian="bold" style:font-weight-complex="bold"/>
    </style:style>
    <style:style style:name="P99" style:family="paragraph" style:parent-style-name="Table_20_Contents">
      <style:text-properties officeooo:rsid="00a0015c" officeooo:paragraph-rsid="00a0015c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242729" fo:letter-spacing="normal"/>
    </style:style>
    <style:style style:name="T7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officeooo:rsid="000f533a"/>
    </style:style>
    <style:style style:name="T9" style:family="text">
      <style:text-properties officeooo:rsid="000fa79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fa79b" style:font-style-asian="italic" style:font-style-complex="italic"/>
    </style:style>
    <style:style style:name="T12" style:family="text">
      <style:text-properties fo:font-style="italic" officeooo:rsid="000f533a" style:font-style-asian="italic" style:font-style-complex="italic"/>
    </style:style>
    <style:style style:name="T13" style:family="text">
      <style:text-properties officeooo:rsid="00174d46"/>
    </style:style>
    <style:style style:name="T14" style:family="text">
      <style:text-properties officeooo:rsid="001a3c25"/>
    </style:style>
    <style:style style:name="T15" style:family="text">
      <style:text-properties officeooo:rsid="001bc08a"/>
    </style:style>
    <style:style style:name="T16" style:family="text">
      <style:text-properties officeooo:rsid="001e45e5"/>
    </style:style>
    <style:style style:name="T17" style:family="text">
      <style:text-properties officeooo:rsid="00218995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officeooo:rsid="001f8722"/>
    </style:style>
    <style:style style:name="T20" style:family="text">
      <style:text-properties style:text-line-through-style="solid" style:text-line-through-type="single" officeooo:rsid="00876657"/>
    </style:style>
    <style:style style:name="T21" style:family="text">
      <style:text-properties officeooo:rsid="002349a7"/>
    </style:style>
    <style:style style:name="T22" style:family="text">
      <style:text-properties officeooo:rsid="002daa18"/>
    </style:style>
    <style:style style:name="T23" style:family="text">
      <style:text-properties officeooo:rsid="0030a015"/>
    </style:style>
    <style:style style:name="T24" style:family="text">
      <style:text-properties officeooo:rsid="00324290"/>
    </style:style>
    <style:style style:name="T25" style:family="text">
      <style:text-properties officeooo:rsid="0034d4fd"/>
    </style:style>
    <style:style style:name="T26" style:family="text">
      <style:text-properties officeooo:rsid="003e6316"/>
    </style:style>
    <style:style style:name="T27" style:family="text">
      <style:text-properties officeooo:rsid="0045c5d2"/>
    </style:style>
    <style:style style:name="T28" style:family="text">
      <style:text-properties officeooo:rsid="0055f360"/>
    </style:style>
    <style:style style:name="T29" style:family="text">
      <style:text-properties officeooo:rsid="005a9b17"/>
    </style:style>
    <style:style style:name="T30" style:family="text">
      <style:text-properties officeooo:rsid="0057b064"/>
    </style:style>
    <style:style style:name="T31" style:family="text">
      <style:text-properties fo:background-color="#ff6600" loext:char-shading-value="0"/>
    </style:style>
    <style:style style:name="T32" style:family="text">
      <style:text-properties officeooo:rsid="00679341" fo:background-color="#ff6600" loext:char-shading-value="0"/>
    </style:style>
    <style:style style:name="T33" style:family="text">
      <style:text-properties officeooo:rsid="004eceba"/>
    </style:style>
    <style:style style:name="T34" style:family="text">
      <style:text-properties officeooo:rsid="006d147a"/>
    </style:style>
    <style:style style:name="T35" style:family="text">
      <style:text-properties officeooo:rsid="006e5b13"/>
    </style:style>
    <style:style style:name="T36" style:family="text">
      <style:text-properties officeooo:rsid="0074d192"/>
    </style:style>
    <style:style style:name="T37" style:family="text">
      <style:text-properties officeooo:rsid="007553ce"/>
    </style:style>
    <style:style style:name="T38" style:family="text">
      <style:text-properties officeooo:rsid="00768e69"/>
    </style:style>
    <style:style style:name="T39" style:family="text">
      <style:text-properties fo:color="#242729" style:font-name="Consolas1" fo:font-style="italic" style:font-style-asian="italic" style:font-style-complex="italic"/>
    </style:style>
    <style:style style:name="T40" style:family="text">
      <style:text-properties officeooo:rsid="007ba8aa"/>
    </style:style>
    <style:style style:name="T41" style:family="text">
      <style:text-properties officeooo:rsid="007f4ca3"/>
    </style:style>
    <style:style style:name="T42" style:family="text">
      <style:text-properties officeooo:rsid="0081e33b"/>
    </style:style>
    <style:style style:name="T43" style:family="text">
      <style:text-properties officeooo:rsid="0084690d"/>
    </style:style>
    <style:style style:name="T44" style:family="text">
      <style:text-properties officeooo:rsid="002891a6"/>
    </style:style>
    <style:style style:name="T45" style:family="text">
      <style:text-properties officeooo:rsid="0085fd5c"/>
    </style:style>
    <style:style style:name="T46" style:family="text">
      <style:text-properties officeooo:rsid="00876657"/>
    </style:style>
    <style:style style:name="T47" style:family="text">
      <style:text-properties officeooo:rsid="008b0210"/>
    </style:style>
    <style:style style:name="T48" style:family="text">
      <style:text-properties officeooo:rsid="008f905c"/>
    </style:style>
    <style:style style:name="T49" style:family="text">
      <style:text-properties officeooo:rsid="0090e582"/>
    </style:style>
    <style:style style:name="T50" style:family="text">
      <style:text-properties officeooo:rsid="009811ef"/>
    </style:style>
    <style:style style:name="T51" style:family="text">
      <style:text-properties officeooo:rsid="0099c50a"/>
    </style:style>
    <style:style style:name="T52" style:family="text">
      <style:text-properties officeooo:rsid="002eac35"/>
    </style:style>
    <style:style style:name="T53" style:family="text">
      <style:text-properties officeooo:rsid="00a09b3e"/>
    </style:style>
    <style:style style:name="T54" style:family="text">
      <style:text-properties officeooo:rsid="006793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0" text:outline-level="1">TODO</text:h>
      <text:p text:style-name="P8">- Python /dev/hidraw reader</text:p>
      <text:p text:style-name="P5">-<text:span text:style-name="T18"> DB writer</text:span></text:p>
      <text:p text:style-name="P8">- Cron job for every minute</text:p>
      <text:p text:style-name="P8">- Gra<text:span text:style-name="T21">f</text:span>ana config</text:p>
      <text:p text:style-name="P8">- Security and authorisation <text:span text:style-name="T23">(Influx, Pi, Grafana)</text:span></text:p>
      <text:p text:style-name="P6">- DB backup <text:span text:style-name="T3">(http://jheyman.github.io/blog/pages/InfluxDB/)</text:span></text:p>
      <text:p text:style-name="P14">- Startup Influx, <text:span text:style-name="T44">Grafana</text:span> <text:span text:style-name="T15">and python-solar </text:span>at switchon</text:p>
      <text:p text:style-name="P17">- <text:span text:style-name="T18">Log </text:span><text:span text:style-name="T19">rotating </text:span><text:span text:style-name="T18">to text file</text:span></text:p>
      <text:p text:style-name="P16">- Webserver/<text:span text:style-name="T16">VNC</text:span> to get remote access –<text:span text:style-name="T41"> Remote.it configuration</text:span></text:p>
      <text:p text:style-name="P9">- Add controls? <text:span text:style-name="T22">Pyform? PyQt?</text:span></text:p>
      <text:p text:style-name="P18">- Montly aggregation report email/<text:span text:style-name="T27">export</text:span>. <text:span text:style-name="T24">Skedler or alternative?</text:span></text:p>
      <text:p text:style-name="P18">- <text:span text:style-name="T18">Alerts</text:span></text:p>
      <text:p text:style-name="P19">- <text:span text:style-name="T18">Grafana dashboard backup</text:span></text:p>
      <text:p text:style-name="P75">- Display KW/h for period <text:span text:style-name="T54">- $__from and $__to variables will only be available in version 6...</text:span></text:p>
      <text:p text:style-name="P13">- Serve via <text:span text:style-name="T41">nginx</text:span> <text:span text:style-name="T36">and gunicorn</text:span></text:p>
      <text:p text:style-name="P20">- Expose grafana and <text:span text:style-name="T36">gunicorn</text:span> securely <text:span text:style-name="T41">via SSL</text:span></text:p>
      <text:p text:style-name="P21">- Controls via Django frontend</text:p>
      <text:p text:style-name="P11">- DB data to <text:span text:style-name="T42">Postgres </text:span>Grafana</text:p>
      <text:p text:style-name="P10">- Embed Grafana as iFrame in Django</text:p>
      <text:p text:style-name="P15">- Single signon from Django to Grafana</text:p>
      <text:p text:style-name="P12">- <text:span text:style-name="T43">Check errors and display (7 May Git checkin was overwritten)</text:span></text:p>
      <text:p text:style-name="P22">- <text:span text:style-name="T45">Fix time for daily stats to multiply by correct number of hours</text:span></text:p>
      <text:p text:style-name="P12">- <text:span text:style-name="T46">Refresh view automatically with main stats (PV power, AC power, Mode, Battery voltage and %, PV power for the day, AC power for the day, Errors for the day)</text:span></text:p>
      <text:p text:style-name="P22"><text:span text:style-name="T20">(</text:span><text:a xlink:type="simple" xlink:href="https://stackoverflow.com/questions/34774138/reload-table-data-in-django-without-refreshing-the-page/34775420" text:style-name="Internet_20_link" text:visited-style-name="Visited_20_Internet_20_Link"><text:span text:style-name="T18">https://stackoverflow.com/questions/34774138/reload-table-data-in-django-without-refreshing-the-page/34775420</text:span></text:a><text:span text:style-name="T20">)</text:span><text:span text:style-name="T18"> </text:span></text:p>
      <text:p text:style-name="P22">- <text:span text:style-name="T46">Control page allow only admin role</text:span></text:p>
      <text:p text:style-name="P12">- <text:span text:style-name="T47">Control page display real ratings in text boxes</text:span></text:p>
      <text:p text:style-name="P22">- <text:span text:style-name="T48">Busy indicator after sending command</text:span></text:p>
      <text:p text:style-name="P12">- <text:span text:style-name="T49">Nicer table view for errors</text:span></text:p>
      <text:p text:style-name="P12">- <text:span text:style-name="T50">Fix Grafana via Remote.it</text:span></text:p>
      <text:p text:style-name="P12">- <text:span text:style-name="T51">Don’t process the NACK messages</text:span></text:p>
      <text:p text:style-name="P5"/>
      <text:h text:style-name="Heading_20_1" text:outline-level="1">Issu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8">Date</text:p>
          </table:table-cell>
          <table:table-cell table:style-name="Table1.A1" office:value-type="string">
            <text:p text:style-name="P98">Pi</text:p>
          </table:table-cell>
          <table:table-cell table:style-name="Table1.A1" office:value-type="string">
            <text:p text:style-name="P98">Issue</text:p>
          </table:table-cell>
          <table:table-cell table:style-name="Table1.D1" office:value-type="string">
            <text:p text:style-name="P98">Tried to resolve</text:p>
          </table:table-cell>
        </table:table-row>
        <table:table-row>
          <table:table-cell table:style-name="Table1.A2" office:value-type="string">
            <text:p text:style-name="P97">2020-08-10</text:p>
          </table:table-cell>
          <table:table-cell table:style-name="Table1.A2" office:value-type="string">
            <text:p text:style-name="P97">Pa</text:p>
          </table:table-cell>
          <table:table-cell table:style-name="Table1.A2" office:value-type="string">
            <text:p text:style-name="P97">Stops working, screen is off, red light still on, green light not blinking.</text:p>
          </table:table-cell>
          <table:table-cell table:style-name="Table1.D2" office:value-type="string">
            <text:p text:style-name="P99">Updated all the raspbian packages. Reduce log file writing.</text:p>
            <text:p text:style-name="P99">System logs does not indicate anything, except <text:span text:style-name="T10">journalctl</text:span> that printed a time sync message <text:span text:style-name="T53">about the same time the pi stopped – it resulted in Gunicorn restarting the app</text:span>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Design </text:h>
      <text:p text:style-name="P7">Decisions</text:p>
      <text:p text:style-name="P2"/>
      <text:p text:style-name="P2">Populate the following info from the data:</text:p>
      <text:p text:style-name="P2">QPI<text:span text:style-name="T2">GS</text:span></text:p>
      <text:p text:style-name="P3">- All, converting status bits to individual fields <text:span text:style-name="T9">in the </text:span><text:span text:style-name="T11">system_status </text:span><text:span text:style-name="T4">table</text:span></text:p>
      <text:p text:style-name="P2"/>
      <text:p text:style-name="P2">Q<text:span text:style-name="T1">MOD</text:span></text:p>
      <text:p text:style-name="P3">- Text string showing mode <text:span text:style-name="T9">in </text:span><text:span text:style-name="T11">system_mode </text:span><text:span text:style-name="T4">table</text:span></text:p>
      <text:p text:style-name="P3"/>
      <text:p text:style-name="P4">QPIRI</text:p>
      <text:p text:style-name="P4">- <text:span text:style-name="T8">Device rating data </text:span><text:span text:style-name="T12">system</text:span><text:span text:style-name="T11">_rating</text:span><text:span text:style-name="T4"> table</text:span></text:p>
      <text:p text:style-name="P4"/>
      <text:p text:style-name="P76">Startup</text:p>
      <text:p text:style-name="P78">Refer to Readme</text:p>
      <text:list xml:id="list1577777930" text:style-name="L1">
        <text:list-header>
          <text:p text:style-name="P74"/>
        </text:list-header>
      </text:list>
      <text:p text:style-name="P1"/>
      <text:p text:style-name="P77">Downloads</text:p>
      <text:p text:style-name="P78">Refer to Readme</text:p>
      <text:p text:style-name="P79"/>
      <text:h text:style-name="P87" text:outline-level="1">Queries – Influx</text:h>
      <text:h text:style-name="P92" text:outline-level="2">System mode</text:h>
      <text:list xml:id="list473026427" text:style-name="L2">
        <text:list-item>
          <text:p text:style-name="P81">influx </text:p>
        </text:list-item>
        <text:list-item>
          <text:p text:style-name="P81">use solardb</text:p>
        </text:list-item>
        <text:list-item>
          <text:p text:style-name="P81">select * from system_mode</text:p>
        </text:list-item>
      </text:list>
      <text:h text:style-name="P93" text:outline-level="2">Device status</text:h>
      <text:list xml:id="list213425833304206" text:continue-numbering="true" text:style-name="L2">
        <text:list-item>
          <text:p text:style-name="P82">influx </text:p>
        </text:list-item>
        <text:list-item>
          <text:p text:style-name="P82">use solardb</text:p>
        </text:list-item>
        <text:list-item>
          <text:p text:style-name="P82">select * from system_<text:span text:style-name="T13">status</text:span></text:p>
        </text:list-item>
        <text:list-item>
          <text:p text:style-name="P84">Select a few: select time, grid_voltage, ac_output_voltage, battery_voltage, charging_on from system_status</text:p>
        </text:list-item>
      </text:list>
      <text:h text:style-name="Heading_20_2" text:outline-level="2">Device <text:span text:style-name="T17">rating</text:span></text:h>
      <text:list xml:id="list213426169632265" text:continue-numbering="true" text:style-name="L2">
        <text:list-item>
          <text:p text:style-name="P83">influx </text:p>
        </text:list-item>
        <text:list-item>
          <text:p text:style-name="P83">use solardb</text:p>
        </text:list-item>
        <text:list-item>
          <text:p text:style-name="P83"><text:soft-page-break/>select * from system_<text:span text:style-name="T17">rating</text:span></text:p>
        </text:list-item>
        <text:list-item>
          <text:p text:style-name="P85">Select a few: select time, <text:span text:style-name="T14">grid_voltage, </text:span>ac_output_voltage, battery_voltage, <text:span text:style-name="T17">battery_recharge_voltage, charger_source_priority</text:span> from system_<text:span text:style-name="T17">rating</text:span></text:p>
        </text:list-item>
      </text:list>
      <text:p text:style-name="P29"/>
      <text:h text:style-name="P94" text:outline-level="2">Grafana setup</text:h>
      <text:h text:style-name="P94" text:outline-level="2">Installation</text:h>
      <text:p text:style-name="P78">Refer to Readme</text:p>
      <text:h text:style-name="P91" text:outline-level="1"><text:span text:style-name="T52">Pyform</text:span></text:h>
      <text:p text:style-name="P32">After 1 hour I pulled the plug (no response) with it in the pipfile</text:p>
      <text:p text:style-name="P32">Try pip install pyform-web? <text:span text:style-name="T25">Nope</text:span></text:p>
      <text:p text:style-name="P32"/>
      <text:h text:style-name="Heading_20_1" text:outline-level="1">PyQT</text:h>
      <text:p text:style-name="P33">sudo apt-get install python-qt4</text:p>
      <text:p text:style-name="P33">sudo apt-get install qtcreator</text:p>
      <text:p text:style-name="P23">sudo apt-get install qt4-d</text:p>
      <text:p text:style-name="P24">sudo apt-get install pyqt4-dev-tools</text:p>
      <text:p text:style-name="P33"/>
      <text:h text:style-name="Heading_20_2" text:outline-level="2">Commands to send</text:h>
      <text:p text:style-name="P34">POP – output source priority</text:p>
      <text:p text:style-name="P34">PBCV – battery recharge voltage</text:p>
      <text:p text:style-name="P34">PBDV – battery re-discharge voltage</text:p>
      <text:p text:style-name="P34">PCP – device charger priority</text:p>
      <text:p text:style-name="P34">PSDV – set battery cut-off voltage</text:p>
      <text:p text:style-name="P34">MCHGC – set max charging current?</text:p>
      <text:p text:style-name="P34"/>
      <text:h text:style-name="P95" text:outline-level="2">Convert QT file for python</text:h>
      <text:p text:style-name="P35"><text:span text:style-name="T26">p</text:span>yuic4 </text:p>
      <text:p text:style-name="P64">pyuic4 -o ./ui/python_ui.py ./ui/python-solar.ui </text:p>
      <text:h text:style-name="P96" text:outline-level="3"><text:soft-page-break/>Hack to get PyQt4 import correct</text:h>
      <text:p text:style-name="P36">export PYTHONPATH=/usr/lib/python3/dist-packages</text:p>
      <text:p text:style-name="P36">(after pipenv shell)</text:p>
      <text:p text:style-name="P36"/>
      <text:h text:style-name="P88" text:outline-level="1">Vue.js</text:h>
      <text:p text:style-name="P25">Followed instructions from: </text:p>
      <text:p text:style-name="P25">https://testdriven.io/blog/developing-a-single-page-app-with-flask-and-vuejs/</text:p>
      <text:p text:style-name="P26"><text:span text:style-name="T37">sudo </text:span>npm install -g <text:a xlink:type="simple" xlink:href="mailto:vue-cli@2.9.3" text:style-name="Internet_20_link" text:visited-style-name="Visited_20_Internet_20_Link">vue-cli@2.9.3</text:a></text:p>
      <text:p text:style-name="P27">Didn’t want to work, got “Please try running app as an administrator” errors...</text:p>
      <text:p text:style-name="P28"><text:span text:style-name="T38">Fixed this by: </text:span><text:span text:style-name="T39">sudo chown -R $(whoami) $(npm config get prefix)/{lib/node_modules,bin,share}</text:span></text:p>
      <text:p text:style-name="P68"/>
      <text:p text:style-name="P69">Still didn’t work...</text:p>
      <text:p text:style-name="P69">Started from scratch:</text:p>
      <text:p text:style-name="P69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0">2. Install Node:</text:p>
      <text:p text:style-name="P70">a. curl -sL https://deb.nodesource.com/setup_1<text:span text:style-name="T40">0</text:span>.x | sudo -E bash -</text:p>
      <text:p text:style-name="P70">b. sudo apt install -y nodejs</text:p>
      <text:p text:style-name="P71">nope, still not working... node -v gives command not found error! <text:span text:style-name="T40">(bash: /usr/sbin/node: No such file or directory)</text:span></text:p>
      <text:p text:style-name="P72">c. sudo ln -s /usr/local/bin/node /usr/sbin/node (to get node -v working)</text:p>
      <text:p text:style-name="P73">Then the installation from testdriven.io worked</text:p>
      <text:h text:style-name="P89" text:outline-level="1">Get USB working</text:h>
      <text:p text:style-name="P78">Refer to Readme – these are all the steps in the attempt to get it working</text:p>
      <text:p text:style-name="P39">lsusb:</text:p>
      <text:p text:style-name="P39">Bus 001 Device 007: ID 0665:5161 Cypress Semiconductor USB to Serial</text:p>
      <text:p text:style-name="P39"><text:span text:style-name="Source_20_Text"><text:span text:style-name="T5">dmesg | tail</text:span></text:span><text:span text:style-name="T6"> </text:span></text:p>
      <text:p text:style-name="P30">[ 6078.309374] usb 1-1.1.2: USB disconnect, device number 7</text:p>
      <text:p text:style-name="P30">[ 6097.287897] usb 1-1.1.2: new low-speed USB device number 8 using dwc_otg</text:p>
      <text:p text:style-name="P30">[ 6097.456423] usb 1-1.1.2: New USB device found, idVendor=0665, idProduct=5161</text:p>
      <text:p text:style-name="P30">[ 6097.456438] usb 1-1.1.2: New USB device strings: Mfr=3, Product=1, SerialNumber=0</text:p>
      <text:p text:style-name="P30">[ 6097.468788] hid-generic 0003:0665:5161.0005: hiddev97,hidraw2: USB HID v1.11 Device [HID 0665:5161] on usb-3f980000.usb-1.1.2/input0</text:p>
      <text:p text:style-name="P31">NB: didn’t want to work, swith Pi on with connected now seems OK...</text:p>
      <text:p text:style-name="P40"><text:soft-page-break/>skymax <text:span text:style-name="T29">(with /dev/hidraw0 in config file)</text:span>:</text:p>
      <text:p text:style-name="P65">out directory: sudo ./skymax -d</text:p>
      <text:p text:style-name="P65"/>
      <text:p text:style-name="P66">USB permissions:</text:p>
      <text:p text:style-name="P67">Get vendor ID and Product ID with “lsusb”</text:p>
      <text:list xml:id="list667115325" text:style-name="L3">
        <text:list-item>
          <text:p text:style-name="P86">sudo geany <text:span text:style-name="Source_20_Text"><text:span text:style-name="T7">/etc/udev/rules.d/99-solar.rules</text:span></text:span></text:p>
        </text:list-item>
        <text:list-item>
          <text:p text:style-name="P86"><text:span text:style-name="Source_20_Text"><text:span text:style-name="T7">SUBSYSTEM=="usb", ATTR{idVendor}=="0665", ATTR{idProduct}=="5161", MODE="666"</text:span></text:span></text:p>
        </text:list-item>
        <text:list-item>
          <text:p text:style-name="P86"><text:span text:style-name="Source_20_Text"><text:span text:style-name="T7">sudo udevadm trigger</text:span></text:span></text:p>
        </text:list-item>
      </text:list>
      <text:p text:style-name="Text_20_body"><text:line-break/><text:span text:style-name="T33">Python</text:span></text:p>
      <text:p text:style-name="P41">sudo su</text:p>
      <text:p text:style-name="P41">pipenv shell</text:p>
      <text:p text:style-name="P37">export PYTHONPATH=/usr/lib/python3/dist-packages</text:p>
      <text:p text:style-name="P41">python python-solar.py</text:p>
      <text:p text:style-name="P41"/>
      <text:p text:style-name="P43">To get working first time...</text:p>
      <text:p text:style-name="P43">export PYTHONPATH=</text:p>
      <text:p text:style-name="P43">pip install evdev</text:p>
      <text:p text:style-name="P44">pip install influxdb</text:p>
      <text:p text:style-name="P45">pip install schedule</text:p>
      <text:p text:style-name="P38">export PYTHONPATH=/usr/lib/python3/dist-packages</text:p>
      <text:p text:style-name="P42">python python-solar.py</text:p>
      <text:p text:style-name="P42"/>
      <text:p text:style-name="P46">Still not listing /dev/hidraw2 as <text:span text:style-name="T28">input </text:span>device...</text:p>
      <text:p text:style-name="P46"/>
      <text:p text:style-name="P47">Solar plugged in:</text:p>
      <text:p text:style-name="P47">(python-solar) root@raspberrypi:/home/pi/Projects/python-solar# ls -l /dev/hidraw*</text:p>
      <text:p text:style-name="P47">crw------- 1 root root 247, 0 Jan 26 11:17 /dev/hidraw0</text:p>
      <text:p text:style-name="P47">crw------- 1 root root 247, 1 Jan 26 11:17 /dev/hidraw1</text:p>
      <text:p text:style-name="P47">crw------- 1 root root 247, 2 Jan 26 11:17 /dev/hidraw2</text:p>
      <text:p text:style-name="P47"/>
      <text:p text:style-name="P48"><text:soft-page-break/>(python-solar) root@raspberrypi:/home/pi/Projects/python-solar# cat /sys/class/hidraw/hidraw2/device/uevent</text:p>
      <text:p text:style-name="P48">DRIVER=hid-generic</text:p>
      <text:p text:style-name="P48">HID_ID=0003:0000046D:0000C534</text:p>
      <text:p text:style-name="P48">HID_NAME=Logitech USB Receiver</text:p>
      <text:p text:style-name="P48">HID_PHYS=usb-3f980000.usb-1.1.3/input1</text:p>
      <text:p text:style-name="P48">HID_UNIQ=</text:p>
      <text:p text:style-name="P48">MODALIAS=hid:b0003g0001v0000046Dp0000C534</text:p>
      <text:p text:style-name="P48">(python-solar) root@raspberrypi:/home/pi/Projects/python-solar# cat /sys/class/hidraw/hidraw0/device/uevent</text:p>
      <text:p text:style-name="P48">DRIVER=hid-generic</text:p>
      <text:p text:style-name="P48">HID_ID=0003:00000665:00005161</text:p>
      <text:p text:style-name="P48">HID_NAME=HID 0665:5161</text:p>
      <text:p text:style-name="P48">HID_PHYS=usb-3f980000.usb-1.2/input0</text:p>
      <text:p text:style-name="P48">HID_UNIQ=</text:p>
      <text:p text:style-name="P48">MODALIAS=hid:b0003g0001v00000665p00005161</text:p>
      <text:p text:style-name="P48">(python-solar) root@raspberrypi:/home/pi/Projects/python-solar# cat /sys/class/hidraw/hidraw1/device/uevent</text:p>
      <text:p text:style-name="P48">DRIVER=hid-generic</text:p>
      <text:p text:style-name="P48">HID_ID=0003:0000046D:0000C534</text:p>
      <text:p text:style-name="P48">HID_NAME=Logitech USB Receiver</text:p>
      <text:p text:style-name="P48">HID_PHYS=usb-3f980000.usb-1.1.3/input0</text:p>
      <text:p text:style-name="P48">HID_UNIQ=</text:p>
      <text:p text:style-name="P48">MODALIAS=hid:b0003g0001v0000046Dp0000C534</text:p>
      <text:p text:style-name="P47"/>
      <text:p text:style-name="P47">Unplugged:</text:p>
      <text:p text:style-name="P47">(python-solar) root@raspberrypi:/home/pi/Projects/python-solar# ls -l /dev/hidraw*</text:p>
      <text:p text:style-name="P47">crw------- 1 root root 247, 1 Jan 26 11:17 /dev/hidraw1</text:p>
      <text:p text:style-name="P47">crw------- 1 root root 247, 2 Jan 26 11:17 /dev/hidraw2</text:p>
      <text:p text:style-name="P47"/>
      <text:p text:style-name="P49">(python-solar) root@raspberrypi:/home/pi/Projects/python-solar# cat /sys/class/hidraw/hidraw2/device/uevent</text:p>
      <text:p text:style-name="P49"><text:soft-page-break/>DRIVER=hid-generic</text:p>
      <text:p text:style-name="P49">HID_ID=0003:0000046D:0000C534</text:p>
      <text:p text:style-name="P49">HID_NAME=Logitech USB Receiver</text:p>
      <text:p text:style-name="P49">HID_PHYS=usb-3f980000.usb-1.1.3/input1</text:p>
      <text:p text:style-name="P49">HID_UNIQ=</text:p>
      <text:p text:style-name="P49">MODALIAS=hid:b0003g0001v0000046Dp0000C534</text:p>
      <text:p text:style-name="P49">(python-solar) root@raspberrypi:/home/pi/Projects/python-solar# cat /sys/class/hidraw/hidraw1/device/uevent</text:p>
      <text:p text:style-name="P49">DRIVER=hid-generic</text:p>
      <text:p text:style-name="P49">HID_ID=0003:0000046D:0000C534</text:p>
      <text:p text:style-name="P49">HID_NAME=Logitech USB Receiver</text:p>
      <text:p text:style-name="P49">HID_PHYS=usb-3f980000.usb-1.1.3/input0</text:p>
      <text:p text:style-name="P49">HID_UNIQ=</text:p>
      <text:p text:style-name="P49">MODALIAS=hid:b0003g0001v0000046Dp0000C534</text:p>
      <text:p text:style-name="P49">(python-solar) root@raspberrypi:/home/pi/Projects/python-solar# cat /sys/class/hidraw/hidraw0/device/uevent</text:p>
      <text:p text:style-name="P49">cat: /sys/class/hidraw/hidraw0/device/uevent: No such file or directory</text:p>
      <text:p text:style-name="P49">(python-solar) root@raspberrypi:/home/pi/Projects/python-solar# </text:p>
      <text:p text:style-name="P49"/>
      <text:p text:style-name="P50">NB – device is hidraw0!!</text:p>
      <text:p text:style-name="P54"><text:span text:style-name="T10">usbdevices</text:span> info for solar:</text:p>
      <text:p text:style-name="P54">T: <text:s/>Bus=01 Lev=02 Prnt=02 Port=01 Cnt=02 Dev#= <text:s/>7 Spd=1.5 MxCh= 0</text:p>
      <text:p text:style-name="P54">D: <text:s/>Ver= 1.10 Cls=00(&gt;ifc ) Sub=00 Prot=00 MxPS= 8 #Cfgs= <text:s/>1</text:p>
      <text:p text:style-name="P54">P: <text:s/>Vendor=0665 ProdID=5161 Rev=00.02</text:p>
      <text:p text:style-name="P54">C: <text:s/>#Ifs= 1 Cfg#= 1 Atr=a0 MxPwr=100mA</text:p>
      <text:p text:style-name="P54">I: <text:s/>If#= 0 Alt= 0 #EPs= 1 Cls=03(HID <text:s/>) Sub=00 Prot=00 Driver=usbhid</text:p>
      <text:p text:style-name="P54"/>
      <text:p text:style-name="P54"/>
      <text:p text:style-name="P55">Keyboard:</text:p>
      <text:p text:style-name="P55">"usb-3f980000.usb-1.1.3/input0"</text:p>
      <text:p text:style-name="P55">Solar: </text:p>
      <text:p text:style-name="P55"><text:soft-page-break/>“<text:span text:style-name="T30">usb-3f980000.usb-1.2/input0”</text:span></text:p>
      <text:p text:style-name="P55"/>
      <text:p text:style-name="P51"/>
      <text:p text:style-name="P51">PyUSB instead of evdev?</text:p>
      <text:p text:style-name="P56">Decimal VendorID=1637 &amp; ProductID=20833</text:p>
      <text:p text:style-name="P56">Hexadecimal VendorID=0x665 &amp; ProductID=0x5161</text:p>
      <text:p text:style-name="P57"/>
      <text:p text:style-name="P63">Decimal VendorID=1133 &amp; ProductID=50484</text:p>
      <text:p text:style-name="P63">Hexadecimal VendorID=0x46d &amp; ProductID=0xc534</text:p>
      <text:p text:style-name="P57"/>
      <text:p text:style-name="P63">Decimal VendorID=1060 &amp; ProductID=30720</text:p>
      <text:p text:style-name="P63">Hexadecimal VendorID=0x424 &amp; ProductID=0x7800</text:p>
      <text:p text:style-name="P57"/>
      <text:p text:style-name="P63">Decimal VendorID=1060 &amp; ProductID=9492</text:p>
      <text:p text:style-name="P63">Hexadecimal VendorID=0x424 &amp; ProductID=0x2514</text:p>
      <text:p text:style-name="P57"/>
      <text:p text:style-name="P63">Decimal VendorID=1060 &amp; ProductID=9492</text:p>
      <text:p text:style-name="P63">Hexadecimal VendorID=0x424 &amp; ProductID=0x2514</text:p>
      <text:p text:style-name="P57"/>
      <text:p text:style-name="P63">Decimal VendorID=7531 &amp; ProductID=2</text:p>
      <text:p text:style-name="P63">Hexadecimal VendorID=0x1d6b &amp; ProductID=0x2</text:p>
      <text:p text:style-name="P57"/>
      <text:p text:style-name="P57">Without:</text:p>
      <text:p text:style-name="P58">Decimal VendorID=1133 &amp; ProductID=50484</text:p>
      <text:p text:style-name="P58">Hexadecimal VendorID=0x46d &amp; ProductID=0xc534</text:p>
      <text:p text:style-name="P58"/>
      <text:p text:style-name="P58">Decimal VendorID=1060 &amp; ProductID=30720</text:p>
      <text:p text:style-name="P58">Hexadecimal VendorID=0x424 &amp; ProductID=0x7800</text:p>
      <text:p text:style-name="P58"/>
      <text:p text:style-name="P58">Decimal VendorID=1060 &amp; ProductID=9492</text:p>
      <text:p text:style-name="P58">Hexadecimal VendorID=0x424 &amp; ProductID=0x2514</text:p>
      <text:p text:style-name="P58"><text:soft-page-break/></text:p>
      <text:p text:style-name="P58">Decimal VendorID=1060 &amp; ProductID=9492</text:p>
      <text:p text:style-name="P58">Hexadecimal VendorID=0x424 &amp; ProductID=0x2514</text:p>
      <text:p text:style-name="P58"/>
      <text:p text:style-name="P58">Decimal VendorID=7531 &amp; ProductID=2</text:p>
      <text:p text:style-name="P58">Hexadecimal VendorID=0x1d6b &amp; ProductID=0x2</text:p>
      <text:p text:style-name="P58"/>
      <text:p text:style-name="P52">WORKS WITH!!!:</text:p>
      <text:p text:style-name="P59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59"/>
      <text:p text:style-name="P59">Have to run as sudo user though... <text:span text:style-name="T34">(Fixed user permissions ! See other USB section)</text:span></text:p>
      <text:p text:style-name="P59"/>
      <text:p text:style-name="P53"><text:span text:style-name="T37">CRC errors: </text:span>Debugging <text:span text:style-name="T35">16/03/2019</text:span></text:p>
      <text:p text:style-name="P60">** 2019-03-16 11:10:09,615 ERROR: Incorrect CRC for QMOD command b'\xe7\xc9' - b'\xc3\xa7\xc3\x89' [in /home/pi/Projects/python-solar/python-solar.py:144]</text:p>
      <text:p text:style-name="P60"/>
      <text:p text:style-name="P60"/>
      <text:p text:style-name="P60">** 2019-03-16 11:10:10,118 DEBUG: (229.6 50.0 230.1 50.0 0943 0871 018 359 51.30 005 091 0038 0024 066.3 51.44 00000 [in /home/pi/Projects/python-solar/python-solar.py:170]</text:p>
      <text:p text:style-name="P60"/>
      <text:p text:style-name="P60"/>
      <text:p text:style-name="P60">** 2019-03-16 11:10:10,119 ERROR: Incorrect CRC for QPIGS command b'\xcaV' - b'\xc3\x8aV' [in /home/pi/Projects/python-solar/python-solar.py:144]</text:p>
      <text:p text:style-name="P60"/>
      <text:p text:style-name="P61">** 2019-03-16 11:22:22,376 ERROR: Incorrect CRC for QMOD command b'\xe7\xc9' - b'\xc3\xa7\xc3\x89' [in /home/pi/Projects/python-solar/python-solar.py:144]</text:p>
      <text:p text:style-name="P61"/>
      <text:p text:style-name="P61"/>
      <text:p text:style-name="P61"><text:s/>[in /home/pi/Projects/python-solar/python-solar.py:145]</text:p>
      <text:p text:style-name="P62"/>
      <text:p text:style-name="P62"/>
      <text:p text:style-name="P62"><text:soft-page-break/>** 2019-03-16 11:38:26,295 ERROR: Incorrect CRC for QMOD command b'\xe7\xc9' - b'\xc3\xa7\xc3\x89' [in /home/pi/Projects/python-solar/python-solar.py:145]</text:p>
      <text:p text:style-name="P62"/>
      <text:p text:style-name="P62"/>
      <text:p text:style-name="P62">** 2019-03-16 11:38:26,296 ERROR: Data: b'(B\xc3\xa7\xc3\x89\r' [in /home/pi/Projects/python-solar/python-solar.py:146]</text:p>
      <text:p text:style-name="P62"/>
      <text:p text:style-name="P62"/>
      <text:p text:style-name="P62"><text:s/>[in /home/pi/Projects/python-solar/python-solar.py:174] 0598 0498 011 362 51.70 012 095 0038 0022 066.3 51.83 00000 00010110 00 00 01171 010#¸</text:p>
      <text:p text:style-name="P62"/>
      <text:p text:style-name="P62"/>
      <text:p text:style-name="P62">** 2019-03-16 11:38:26,798 ERROR: Incorrect CRC for QPIGS command b'\x11\xb8' - b'\x11\xc2\xb8' [in /home/pi/Projects/python-solar/python-solar.py:145]</text:p>
      <text:p text:style-name="P62"/>
      <text:p text:style-name="P62"/>
      <text:p text:style-name="P62">** 2019-03-16 11:38:26,800 ERROR: Data: b'(228.4 49.9 229.9 50.0 0598 0498 011 362 51.70 012 095 0038 0022 066.3 51.83 00000 00010110 00 00 01171 010\x11\xc2\xb8\r' [in /home/pi/Projects/python-solar/python-solar.py:146]</text:p>
      <text:p text:style-name="P62"/>
      <text:p text:style-name="P62"/>
      <text:p text:style-name="P62">** 2019-03-16 11:38:26,802 INFO: Writing to database... [in /home/pi/Projects/python-solar/python-solar.py:324]</text:p>
      <text:p text:style-name="P62"/>
      <text:p text:style-name="P62"/>
      <text:p text:style-name="P62">** 2019-03-16 11:38:26,802 DEBUG: Mode data: ['NAK'] [in /home/pi/Projects/python-solar/python-solar.py:326]</text:p>
      <text:p text:style-name="P62"/>
      <text:p text:style-name="P62"/>
      <text:p text:style-name="P62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2"/>
      <text:p text:style-name="P62"/>
      <text:p text:style-name="P62"><text:soft-page-break/>** 2019-03-16 11:38:26,804 ERROR: Invalid mode NAK [in /home/pi/Projects/python-solar/python-solar.py:222]</text:p>
      <text:p text:style-name="P62"/>
      <text:p text:style-name="P62"/>
      <text:p text:style-name="P62"><text:s/>[in /home/pi/Projects/python-solar/python-solar.py:170]</text:p>
      <text:p text:style-name="P62"/>
      <text:p text:style-name="P62"/>
      <text:p text:style-name="P62">** 2019-03-16 11:38:37,047 ERROR: Incorrect CRC for QMOD command b'\xe7\xc9' - b'\xc3\xa7\xc3\x89' [in /home/pi/Projects/python-solar/python-solar.py:145]</text:p>
      <text:p text:style-name="P62"/>
      <text:p text:style-name="P62"/>
      <text:p text:style-name="P62">** 2019-03-16 11:38:37,049 ERROR: Data: b'(B\xc3\xa7\xc3\x89\r' [in /home/pi/Projects/python-solar/python-solar.py:146]</text:p>
      <text:p text:style-name="P62"/>
      <text:p text:style-name="P62"/>
      <text:p text:style-name="P62"><text:s/>[in /home/pi/Projects/python-solar/python-solar.py:174] 0621 0508 012 362 51.70 012 095 0038 0022 066.3 51.75 00000 00010110 00 00 01169 010P</text:p>
      <text:p text:style-name="P62"/>
      <text:p text:style-name="P62"/>
      <text:p text:style-name="P62">** 2019-03-16 11:38:37,599 ERROR: Incorrect CRC for QPIGS command b'\x92P' - b'\xc2\x92P' [in /home/pi/Projects/python-solar/python-solar.py:145]</text:p>
      <text:p text:style-name="P62"/>
      <text:p text:style-name="P62"/>
      <text:p text:style-name="P62">** 2019-03-16 11:38:37,601 ERROR: Data: b'(228.3 49.9 230.3 49.9 0621 0508 012 362 51.70 012 095 0038 0022 066.3 51.75 00000 00010110 00 00 01169 010\xc2\x92P\r' [in /home/pi/Projects/python-solar/python-solar.py:146]</text:p>
      <text:p text:style-name="P62"/>
      <text:p text:style-name="P62"/>
      <text:p text:style-name="P62">** 2019-03-16 11:38:37,602 INFO: Writing to database... [in /home/pi/Projects/python-solar/python-solar.py:324]</text:p>
      <text:p text:style-name="P62"/>
      <text:p text:style-name="P62"/>
      <text:p text:style-name="P62">** 2019-03-16 11:38:37,603 DEBUG: Mode data: ['NAK'] [in /home/pi/Projects/python-solar/python-solar.py:326]</text:p>
      <text:p text:style-name="P62"><text:soft-page-break/></text:p>
      <text:p text:style-name="P62"/>
      <text:p text:style-name="P62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2"/>
      <text:p text:style-name="P62"/>
      <text:p text:style-name="P62">** 2019-03-16 11:38:37,605 ERROR: Invalid mode NAK [in /home/pi/Projects/python-solar/python-solar.py:222]</text:p>
      <text:p text:style-name="P62">^CTraceback (most recent call last):</text:p>
      <text:p text:style-name="P62"><text:s text:c="2"/>File "/usr/lib/python3.5/runpy.py", line 193, in _run_module_as_main</text:p>
      <text:p text:style-name="P62"><text:s text:c="4"/>"__main__", mod_spec)</text:p>
      <text:p text:style-name="P62"><text:s text:c="2"/>File "/usr/lib/python3.5/runpy.py", line 85, in _run_code</text:p>
      <text:p text:style-name="P62"><text:s text:c="4"/>exec(code, run_globals)</text:p>
      <text:p text:style-name="P62"><text:s text:c="2"/>File "/home/pi/Projects/python-solar/python-solar.py", line 515, in &lt;module&gt;</text:p>
      <text:p text:style-name="P62"><text:s text:c="4"/>process_thread.join()</text:p>
      <text:p text:style-name="P62"><text:s text:c="2"/>File "/usr/lib/python3.5/threading.py", line 1054, in join</text:p>
      <text:p text:style-name="P62"><text:s text:c="4"/>self._wait_for_tstate_lock()</text:p>
      <text:p text:style-name="P62"><text:s text:c="2"/>File "/usr/lib/python3.5/threading.py", line 1070, in _wait_for_tstate_lock</text:p>
      <text:p text:style-name="P62"><text:s text:c="4"/>elif lock.acquire(block, timeout):</text:p>
      <text:p text:style-name="P62">KeyboardInterrupt</text:p>
      <text:p text:style-name="P62"/>
      <text:p text:style-name="P62"/>
      <text:p text:style-name="P62"><text:s/>[in /home/pi/Projects/python-solar/python-solar.py:170]</text:p>
      <text:p text:style-name="P62"/>
      <text:p text:style-name="P62"/>
      <text:p text:style-name="P62">** 2019-03-16 11:38:47,848 ERROR: Incorrect CRC for QMOD command b'\xe7\xc9' - b'\xc3\xa7\xc3\x89' [in /home/pi/Projects/python-solar/python-solar.py:145]</text:p>
      <text:p text:style-name="P62"/>
      <text:p text:style-name="P62"/>
      <text:p text:style-name="P62">** 2019-03-16 11:38:47,849 ERROR: Data: b'(B\xc3\xa7\xc3\x89\r' [in /home/pi/Projects/python-solar/python-solar.py:146]</text:p>
      <text:p text:style-name="P62"><text:soft-page-break/></text:p>
      <text:p text:style-name="P62"/>
      <text:p text:style-name="P62"><text:s/>[in /home/pi/Projects/python-solar/python-solar.py:174] 0621 0511 012 362 51.70 012 095 0038 0022 066.3 51.83 00000 00010110 00 00 01171 010a£</text:p>
      <text:p text:style-name="P62"/>
      <text:p text:style-name="P62"/>
      <text:p text:style-name="P62">** 2019-03-16 11:38:48,399 ERROR: Incorrect CRC for QPIGS command b'a\xa3' - b'a\xc2\xa3' [in /home/pi/Projects/python-solar/python-solar.py:145]</text:p>
      <text:p text:style-name="P62"/>
      <text:p text:style-name="P62"/>
      <text:p text:style-name="P62">** 2019-03-16 11:38:48,401 ERROR: Data: b'(228.2 50.0 230.1 49.9 0621 0511 012 362 51.70 012 095 0038 0022 066.3 51.83 00000 00010110 00 00 01171 010a\xc2\xa3\r' [in /home/pi/Projects/python-solar/python-solar.py:146]</text:p>
      <text:p text:style-name="P62"/>
      <text:p text:style-name="P62"/>
      <text:p text:style-name="P62">** 2019-03-16 11:38:48,402 INFO: Writing to database... [in /home/pi/Projects/python-solar/python-solar.py:324]</text:p>
      <text:p text:style-name="P62"/>
      <text:p text:style-name="P62"/>
      <text:p text:style-name="P62">** 2019-03-16 11:38:48,403 DEBUG: Mode data: ['NAK'] [in /home/pi/Projects/python-solar/python-solar.py:326]</text:p>
      <text:p text:style-name="P62"/>
      <text:p text:style-name="P62"/>
      <text:p text:style-name="P62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2"/>
      <text:p text:style-name="P62"/>
      <text:p text:style-name="P62">** 2019-03-16 11:38:48,405 ERROR: Invalid mode NAK [in /home/pi/Projects/python-solar/python-solar.py:222]</text:p>
      <text:p text:style-name="P62">^CException ignored in: &lt;module 'threading' from '/usr/lib/python3.5/threading.py'&gt;</text:p>
      <text:p text:style-name="P62">Traceback (most recent call last):</text:p>
      <text:p text:style-name="P62"><text:s text:c="2"/>File "/usr/lib/python3.5/threading.py", line 1288, in _shutdown</text:p>
      <text:p text:style-name="P62"><text:s text:c="4"/>t.join()</text:p>
      <text:p text:style-name="P62"><text:soft-page-break/><text:s text:c="2"/>File "/usr/lib/python3.5/threading.py", line 1054, in join</text:p>
      <text:p text:style-name="P62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8-10T21:34:24.974844096</dc:date>
    <meta:editing-duration>P2DT6H9M19S</meta:editing-duration>
    <meta:editing-cycles>137</meta:editing-cycles>
    <meta:generator>LibreOffice/6.0.7.3$Linux_X86_64 LibreOffice_project/00m0$Build-3</meta:generator>
    <meta:document-statistic meta:table-count="1" meta:image-count="0" meta:object-count="0" meta:page-count="14" meta:paragraph-count="277" meta:word-count="1616" meta:character-count="14534" meta:non-whitespace-character-count="13131"/>
  </office:meta>
</office:document-meta>
</file>